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Text_20_body">
      <style:paragraph-properties fo:text-align="center" style:justify-single-word="false"/>
      <style:text-properties fo:font-size="14pt" fo:font-weight="bold" style:font-size-asian="14pt" style:font-size-complex="14pt"/>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4pt" fo:font-weight="normal" style:font-size-asian="14pt" style:font-weight-asian="normal" style:font-size-complex="14pt" style:font-weight-complex="normal"/>
    </style:style>
    <style:style style:name="P5" style:family="paragraph" style:parent-style-name="Standard">
      <style:text-properties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tandard">
      <style:text-properties fo:font-size="14pt"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weight="normal" style:font-weight-asian="normal" style:font-weight-complex="normal"/>
    </style:style>
    <style:style style:name="P1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4" style:family="paragraph" style:parent-style-name="Standard" style:list-style-name="L1">
      <style:paragraph-properties fo:text-align="justify" style:justify-single-word="false"/>
      <style:text-properties style:font-name="Courier New" fo:font-size="10pt" fo:font-weight="normal" style:font-size-asian="10pt" style:font-weight-asian="normal" style:font-size-complex="10pt" style:font-weight-complex="normal"/>
    </style:style>
    <style:style style:name="P15" style:family="paragraph" style:parent-style-name="Standard" style:list-style-name="L2">
      <style:paragraph-properties fo:text-align="justify" style:justify-single-word="false"/>
      <style:text-properties style:font-name="Courier New" fo:font-size="10pt"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style>
    <style:style style:name="P17" style:family="paragraph" style:parent-style-name="Standard" style:list-style-name="L1">
      <style:paragraph-properties fo:text-align="justify" style:justify-single-word="false"/>
    </style:style>
    <style:style style:name="P18" style:family="paragraph" style:parent-style-name="Standard" style:list-style-name="L2">
      <style:paragraph-properties fo:text-align="justify" style:justify-single-word="false"/>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Courier New"/>
    </style:style>
    <style:style style:name="T9" style:family="text">
      <style:text-properties style:font-name="Courier New" fo:font-style="normal" style:font-style-asian="normal" style:font-style-complex="normal"/>
    </style:style>
    <style:style style:name="T10" style:family="text">
      <style:text-properties style:font-name="Courier New" fo:font-size="10pt" fo:font-weight="normal" style:font-size-asian="10pt" style:font-weight-asian="normal" style:font-size-complex="10pt" style:font-weight-complex="normal"/>
    </style:style>
    <style:style style:name="T11" style:family="text">
      <style:text-properties style:font-name="Liberation Serif" fo:font-style="normal" style:font-style-asian="normal" style:font-style-complex="normal"/>
    </style:style>
    <style:style style:name="T12" style:family="text">
      <style:text-properties fo:font-size="10pt"/>
    </style:style>
    <style:style style:name="T13" style:family="text">
      <style:text-properties style:font-size-asian="10pt"/>
    </style:style>
    <style:style style:name="T14" style:family="text">
      <style:text-properties style:font-weight-asian="normal"/>
    </style:style>
    <style:style style:name="T15" style:family="text">
      <style:text-properties style:font-size-complex="10pt"/>
    </style:style>
    <style:style style:name="T16" style:family="text">
      <style:text-properties style:font-weight-complex="normal"/>
    </style:style>
    <style:style style:name="fr1" style:family="graphic" style:parent-style-name="OLE">
      <style:graphic-properties style:vertical-pos="from-top" style:vertical-rel="paragraph" style:horizontal-pos="center" style:horizontal-rel="paragraph" draw:ole-draw-aspect="1"/>
    </style:style>
    <text:list-style style:name="L1">
      <text:list-level-style-number text:level="1" text:style-name="Numbering_20_Symbols" style:num-prefix="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C823 – Laboratório de Redes – Segundo semestre – 2009</text:p>
      <text:p text:style-name="P2">Professor Nelson Fonseca</text:p>
      <text:p text:style-name="P2">Atividade 3</text:p>
      <text:p text:style-name="P3"/>
      <text:p text:style-name="P4">Rafael Fonseca dos Santos<text:tab/>RA: 072146</text:p>
      <text:p text:style-name="P5"><text:span text:style-name="T2">Gustavo Serra Scalet <text:tab/><text:tab/>RA: </text:span>061358</text:p>
      <text:p text:style-name="P3"/>
      <text:p text:style-name="P3"/>
      <text:p text:style-name="P3">Questões:</text:p>
      <text:p text:style-name="P3"/>
      <text:p text:style-name="P7">1) Modifique o código do servidor da atividade prática anterior de modo que o valor do backlog passado para a função listen seja um argumento na linha de comando. Você deve também modificar o código a fim de retardar a remoção dos sockets da fila de conexões completas.</text:p>
      <text:p text:style-name="P7"/>
      <text:p text:style-name="P9">Adicionar o <text:span text:style-name="T6">backlog</text:span> como argumento da linha de comando é uma tarefa fácil, bastando obtê-la diretamente da lista de argumentos <text:span text:style-name="T8">argv</text:span>. A “dificuldade” dessa parte foi interpretar corretamente o número passado pelo usuário (a função <text:span text:style-name="T9">atoi</text:span><text:span text:style-name="T7"> não era suficiente, pois ela converte normalmente strings do tipo “3a”). Foi usada a função </text:span><text:span text:style-name="T9">strtol</text:span><text:span text:style-name="T7"> para converter, pois esta devolve um apontador para o último caractere que não é um número. Se esse caractere não é o de fim de uma string, o “número” passado pelo usuário é inválido.</text:span></text:p>
      <text:p text:style-name="P9"><text:span text:style-name="T7">Para retardar a remoção dos </text:span><text:span text:style-name="T6">sockets</text:span><text:span text:style-name="T7"> da fila de conexões completas, foi adicionada a função </text:span><text:span text:style-name="T9">sleep</text:span><text:span text:style-name="T6"> </text:span><text:span text:style-name="T7">entre as chamadas de </text:span><text:span text:style-name="T9">listen</text:span><text:span text:style-name="T6"> </text:span><text:span text:style-name="T7">e </text:span><text:span text:style-name="T9">accept</text:span><text:span text:style-name="T6">.</text:span></text:p>
      <text:p text:style-name="P7"/>
      <text:p text:style-name="P7"/>
      <text:p text:style-name="P7">2) Realize experimentos a fim de verificar quantos clientes (de um total de 10) conseguem de imediato conectar-se ao servidor modificado no passo anterior com os seguintes valores de backlog: 0, 1, 2, 3, 4, 5, 6, 7, 8, 9 e 10. Elabore algum esquema para tentar conectar os 10 clientes de forma simultânea (Veja as dicas logo abaixo). Relate os experimentos realizados e os resultados obtidos.</text:p>
      <text:p text:style-name="P9"/>
      <text:p text:style-name="P8"><text:span text:style-name="T4">Usando o script </text:span><text:span text:style-name="T5">clientesimul.sh</text:span><text:span text:style-name="T3"> para executar 10 instâncias “simultâneas” dos clientes, obtivemos os seguintes números de clientes conectados de imediato ao servidor:</text:span></text:p>
      <text:p text:style-name="P10"><draw:frame draw:style-name="fr1" draw:name="Object1" text:anchor-type="paragraph" svg:y="0.2429in" svg:width="5.3827in" svg:height="3.5846in" draw:z-index="0"><draw:object xlink:href="./Object 1" xlink:type="simple" xlink:show="embed" xlink:actuate="onLoad"/><draw:image xlink:href="./ObjectReplacements/Object 1" xlink:type="simple" xlink:show="embed" xlink:actuate="onLoad"/></draw:frame><text:soft-page-break/></text:p>
      <text:p text:style-name="P10"/>
      <text:p text:style-name="P7">3) Caso seja executado um sniffer no lado do servidor durante os experimentos do passo anterior, quais flags estarão atribuídos nos segmentos TCP capturados para um cliente enquanto ele não conseguir conectar-se ao servidor? Por que isso ocorre?</text:p>
      <text:p text:style-name="P7"/>
      <text:p text:style-name="P9">A flag SYN (Syncronization Flag). Isso acontece pois o servidor não foi capaz de gerenciar a conexão do cliente, não retornando o SYN, ACK para ele, que ficou apenas esperando a resposta com o estado de SYN. Isso aconteceu pois o valor do backlog foi insuficiente para gerenciar tantas requisições “simultâneas”.</text:p>
      <text:p text:style-name="P9"/>
      <text:p text:style-name="P9">Abaixo uma saída resumida dos pacotes capturados pelo wireshark quando utilizado um backlog de 2: (servidor escutando porta 1028)</text:p>
      <text:p text:style-name="P9"/>
      <text:list xml:id="list2067634203" text:style-name="L1">
        <text:list-item>
          <text:p text:style-name="P17"><text:span text:style-name="T10">60079 &gt; 1028 [SYN] Seq=0</text:span></text:p>
        </text:list-item>
        <text:list-item>
          <text:p text:style-name="P14">1028 &gt; 60079 [SYN, ACK] Seq=0 Ack=1</text:p>
        </text:list-item>
        <text:list-item>
          <text:p text:style-name="P14">60079 &gt; 1028 [ACK] Seq=1 Ack=1</text:p>
        </text:list-item>
        <text:list-item>
          <text:p text:style-name="P14">60079 &gt; 1028 [PSH, ACK] Seq=1 Ack=1</text:p>
        </text:list-item>
        <text:list-item>
          <text:p text:style-name="P14">1028 &gt; 60079 [ACK] Seq=1 Ack=2</text:p>
        </text:list-item>
        <text:list-item>
          <text:p text:style-name="P14">60080 &gt; 1028 [SYN] Seq=0</text:p>
        </text:list-item>
        <text:list-item>
          <text:p text:style-name="P14">1028 &gt; 60080 [SYN, ACK] Seq=0 Ack=1</text:p>
        </text:list-item>
        <text:list-item>
          <text:p text:style-name="P14">60080 &gt; 1028 [ACK] Seq=1 Ack=1</text:p>
        </text:list-item>
        <text:list-item>
          <text:p text:style-name="P14">60080 &gt; 1028 [PSH, ACK] Seq=1 Ack=1</text:p>
        </text:list-item>
      </text:list>
      <text:list xml:id="list49377733" text:style-name="L2">
        <text:list-item>
          <text:p text:style-name="P18"><text:span text:style-name="T10">60081 &gt; 1028 [SYN] Seq=0</text:span></text:p>
        </text:list-item>
        <text:list-item>
          <text:p text:style-name="P15">1028 &gt; 60081 [SYN, ACK] Seq=0 Ack=1</text:p>
        </text:list-item>
        <text:list-item>
          <text:p text:style-name="P15">60081 &gt; 1028 [ACK] Seq=1 Ack=1</text:p>
        </text:list-item>
        <text:list-item>
          <text:p text:style-name="P15">60081 &gt; 1028 [PSH, ACK] Seq=1 Ack=1</text:p>
        </text:list-item>
        <text:list-item>
          <text:p text:style-name="P15">60082 &gt; 1028 [SYN] Seq=0</text:p>
        </text:list-item>
        <text:list-item>
          <text:p text:style-name="P15">60083 &gt; 1028 [SYN] Seq=0</text:p>
        </text:list-item>
        <text:list-item>
          <text:p text:style-name="P15">60084 &gt; 1028 [SYN] Seq=0</text:p>
        </text:list-item>
        <text:list-item>
          <text:p text:style-name="P15">60085 &gt; 1028 [SYN] Seq=0</text:p>
        </text:list-item>
        <text:list-item>
          <text:p text:style-name="P15">60086 &gt; 1028 [SYN] Seq=0</text:p>
        </text:list-item>
        <text:list-item>
          <text:p text:style-name="P15">60087 &gt; 1028 [SYN] Seq=0</text:p>
        </text:list-item>
        <text:list-item>
          <text:p text:style-name="P15"><text:soft-page-break/>60088 &gt; 1028 [SYN] Seq=0</text:p>
        </text:list-item>
        <text:list-item>
          <text:p text:style-name="P15">60079 &gt; 1028 [FIN, ACK] Seq=2 Ack=1</text:p>
        </text:list-item>
        <text:list-item>
          <text:p text:style-name="P15">60080 &gt; 1028 [FIN, ACK] Seq=2 Ack=1</text:p>
        </text:list-item>
        <text:list-item>
          <text:p text:style-name="P15">60081 &gt; 1028 [FIN, ACK] Seq=2 Ack=1</text:p>
        </text:list-item>
        <text:list-item>
          <text:p text:style-name="P15">1028 &gt; 60079 [RST, ACK] Seq=1 Ack=3</text:p>
        </text:list-item>
        <text:list-item>
          <text:p text:style-name="P15">[TCP Retransmission] 60080 &gt; 1028 [PSH, ACK] Seq=1 Ack=1</text:p>
        </text:list-item>
        <text:list-item>
          <text:p text:style-name="P15">[TCP Retransmission] 60081 &gt; 1028 [PSH, ACK] Seq=1 Ack=1</text:p>
        </text:list-item>
        <text:list-item>
          <text:p text:style-name="P15">1028 &gt; 60080 [RST] Seq=1</text:p>
        </text:list-item>
        <text:list-item>
          <text:p text:style-name="P18"><text:span text:style-name="T10">1028 &gt; 60081 [RST] Seq=1</text:span></text:p>
        </text:list-item>
      </text:list>
      <text:p text:style-name="P6"/>
      <text:p text:style-name="P6">Neste exemplo podemos ver que as 3 primeiras conexões conseguiram ser estabelecidas com o servidor (são os sockets 60079, 60080 e 60081), porém com as requisições de conexões massivas a partir do evento 14 podemos ver que não há resposta nenhuma do servidor para essas conexões. Ele continuou escutando apenas os sockets 60079, 60080 e 60081.</text:p>
      <text:p text:style-name="P6">(Coloquei como exemplo o backlog de 2 pois foi o que teve o maior número de pacotes rejeitados.)</text:p>
      <text:p text:style-name="P6"/>
      <text:p text:style-name="P6"/>
      <text:p text:style-name="P7">4) Modifique o código do passo 1 de modo que os processos criados pelo fork sejam corretamente finalizados ao invés de permanecerem no estado zumbi quando um cliente encerra sua conexão.</text:p>
      <text:p text:style-name="P7"/>
      <text:p text:style-name="P9">Para esse quesito, foi adicionada uma função <text:span text:style-name="T9">handler</text:span><text:span text:style-name="T6"> </text:span>(<text:span text:style-name="T9">sigchld_handler</text:span><text:span text:style-name="T11">) </text:span><text:span text:style-name="T7">e ela foi cadastrada como a ação a ser tomada em caso de recebimento do sinal </text:span><text:span text:style-name="T9">SIGCHLD</text:span><text:span text:style-name="T7"> (esse cadastro ocorreu com a chamada a função </text:span><text:span text:style-name="T9">signal</text:span><text:span text:style-name="T7">).</text:span></text:p>
      <text:p text:style-name="P9"><text:span text:style-name="T7"/></text:p>
      <text:p text:style-name="P9"><text:span text:style-name="T7"/></text:p>
      <text:p text:style-name="P11"><text:span text:style-name="T7">Bibliografia:</text:span></text:p>
      <text:p text:style-name="P13"><text:span text:style-name="T7">http://www.firewall.cx/tcp-analysis-section-4.ph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text-properties style:font-name="Courier New" fo:font-size="10pt" style:font-size-asian="10pt" style:font-size-complex="10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Rafael Santos</meta:initial-creator>
    <meta:creation-date>2009-06-01T21:27:36</meta:creation-date>
    <dc:date>2009-10-19T23:59:09</dc:date>
    <meta:editing-cycles>48</meta:editing-cycles>
    <meta:editing-duration>PT07H23M19S</meta:editing-duration>
    <meta:document-statistic meta:table-count="0" meta:image-count="0" meta:object-count="1" meta:page-count="3" meta:paragraph-count="48" meta:word-count="703" meta:character-count="410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4.2213363647461pt" style:font-size-asian="14.2213363647461pt" style:font-size-complex="14.2213363647461pt"/>
    </style:style>
    <style:style style:name="ch3" style:family="chart">
      <style:chart-properties chart:connect-bar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visible="true" chart:axis-position="0" chart:axis-label-position="outside-minimum" chart:tick-mark-position="at-labels"/>
      <style:graphic-properties svg:stroke-color="#b3b3b3"/>
      <style:text-properties fo:font-size="8pt" style:font-size-asian="8pt" style:font-size-complex="8pt"/>
    </style:style>
    <style:style style:name="ch5" style:family="chart">
      <style:text-properties fo:font-size="9.84554100036621pt" style:font-size-asian="9.84554100036621pt" style:font-size-complex="9.84554100036621pt"/>
    </style:style>
    <style:style style:name="ch6" style:family="chart" style:data-style-name="N0">
      <style:chart-properties chart:display-label="true" chart:logarithmic="false" chart:reverse-direction="false" text:line-break="false" chart:link-data-style-to-source="false" chart:visible="true" chart:axis-position="start"/>
      <style:graphic-properties svg:stroke-color="#b3b3b3"/>
      <style:text-properties fo:font-size="8pt" style:font-size-asian="8pt" style:font-size-complex="8pt"/>
    </style:style>
    <style:style style:name="ch7" style:family="chart">
      <style:chart-properties style:rotation-angle="90"/>
      <style:text-properties fo:font-size="9.84554100036621pt" style:font-size-asian="9.84554100036621pt" style:font-size-complex="9.84554100036621pt"/>
    </style:style>
    <style:style style:name="ch8" style:family="chart">
      <style:graphic-properties svg:stroke-color="#b3b3b3"/>
    </style:style>
    <style:style style:name="ch9" style:family="chart">
      <style:graphic-properties draw:fill-color="#004586"/>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3.671cm" svg:height="9.104cm" chart:class="chart:bar" chart:style-name="ch1">
        <chart:title svg:x="1.493cm" svg:y="0.183cm" chart:style-name="ch2">
          <text:p>Tamanho backlog x Clientes conectados</text:p>
        </chart:title>
        <chart:plot-area chart:style-name="ch3" chart:data-source-has-labels="both" svg:x="0.291cm" svg:y="0.964cm" svg:width="13.102cm" svg:height="7.996cm">
          <chart:axis chart:dimension="x" chart:name="primary-x" chart:style-name="ch4">
            <chart:title svg:x="5.512cm" svg:y="8.521cm" chart:style-name="ch5">
              <text:p>Tamanho Backlog</text:p>
            </chart:title>
            <chart:categories table:cell-range-address="local-table.$A$2:.$A$12"/>
          </chart:axis>
          <chart:axis chart:dimension="y" chart:name="primary-y" chart:style-name="ch6">
            <chart:title svg:x="0.274cm" svg:y="5.333cm" chart:style-name="ch7">
              <text:p>Clientes</text:p>
            </chart:title>
            <chart:grid chart:style-name="ch8" chart:class="major"/>
          </chart:axis>
          <chart:series chart:style-name="ch9" chart:values-cell-range-address="local-table.$B$2:.$B$12" chart:label-cell-address="local-table.$B$1" chart:class="chart:bar">
            <chart:data-point chart:repeated="11"/>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Numero clientes conectados imediato</text:p>
              </table:table-cell>
            </table:table-row>
          </table:table-header-rows>
          <table:table-rows>
            <table:table-row>
              <table:table-cell office:value-type="string">
                <text:p>0</text:p>
              </table:table-cell>
              <table:table-cell office:value-type="float" office:value="3">
                <text:p>3</text:p>
              </table:table-cell>
            </table:table-row>
            <table:table-row>
              <table:table-cell office:value-type="string">
                <text:p>1</text:p>
              </table:table-cell>
              <table:table-cell office:value-type="float" office:value="4">
                <text:p>4</text:p>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8">
                <text:p>8</text:p>
              </table:table-cell>
            </table:table-row>
            <table:table-row>
              <table:table-cell office:value-type="string">
                <text:p>6</text:p>
              </table:table-cell>
              <table:table-cell office:value-type="float" office:value="9">
                <text:p>9</text:p>
              </table:table-cell>
            </table:table-row>
            <table:table-row>
              <table:table-cell office:value-type="string">
                <text:p>7</text:p>
              </table:table-cell>
              <table:table-cell office:value-type="float" office:value="10">
                <text:p>10</text:p>
              </table:table-cell>
            </table:table-row>
            <table:table-row>
              <table:table-cell office:value-type="string">
                <text:p>8</text:p>
              </table:table-cell>
              <table:table-cell office:value-type="float" office:value="10">
                <text:p>10</text:p>
              </table:table-cell>
            </table:table-row>
            <table:table-row>
              <table:table-cell office:value-type="string">
                <text:p>9</text:p>
              </table:table-cell>
              <table:table-cell office:value-type="float" office:value="10">
                <text:p>10</text:p>
              </table:table-cell>
            </table:table-row>
            <table:table-row>
              <table:table-cell office:value-type="string">
                <text:p>10</text:p>
              </table:table-cell>
              <table:table-cell office:value-type="float" office:value="10">
                <text:p>1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